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4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7"/>April 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73558" calcext:value-type="float">
            <text:p><text:s/>573,558 </text:p>
          </table:table-cell>
          <table:table-cell table:style-name="ce30" office:value-type="float" office:value="2406" calcext:value-type="float">
            <text:p><text:s/>2,406 </text:p>
          </table:table-cell>
          <table:table-cell table:style-name="ce30" office:value-type="float" office:value="28664" calcext:value-type="float">
            <text:p><text:s/>28,66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534238" calcext:value-type="float">
            <text:p><text:s/>534,238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783" calcext:value-type="float">
            <text:p><text:s/>783 </text:p>
          </table:table-cell>
          <table:table-cell table:style-name="ce30" office:value-type="float" office:value="7391" calcext:value-type="float">
            <text:p><text:s/>7,391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733" calcext:value-type="float">
            <text:p><text:s/>733 </text:p>
          </table:table-cell>
          <table:table-cell table:style-name="ce30" office:value-type="float" office:value="4127" calcext:value-type="float">
            <text:p><text:s/>4,127 </text:p>
          </table:table-cell>
          <table:table-cell table:style-name="ce30" office:value-type="float" office:value="3265" calcext:value-type="float">
            <text:p><text:s/>3,265 </text:p>
          </table:table-cell>
          <table:table-cell table:style-name="ce30" office:value-type="float" office:value="862" calcext:value-type="float">
            <text:p><text:s/>862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0903" calcext:value-type="float">
            <text:p><text:s/>180,903 </text:p>
          </table:table-cell>
          <table:table-cell table:style-name="ce30" office:value-type="float" office:value="893" calcext:value-type="float">
            <text:p><text:s/>89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7697" calcext:value-type="float">
            <text:p><text:s/>177,69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512" calcext:value-type="float">
            <text:p><text:s/>512 </text:p>
          </table:table-cell>
          <table:table-cell table:style-name="ce30" office:value-type="float" office:value="2115" calcext:value-type="float">
            <text:p><text:s/>2,115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81" calcext:value-type="float">
            <text:p><text:s/>281 </text:p>
          </table:table-cell>
          <table:table-cell table:style-name="ce30" office:value-type="float" office:value="1191" calcext:value-type="float">
            <text:p><text:s/>1,191 </text:p>
          </table:table-cell>
          <table:table-cell table:style-name="ce30" office:value-type="float" office:value="1091" calcext:value-type="float">
            <text:p><text:s/>1,091 </text:p>
          </table:table-cell>
          <table:table-cell table:style-name="ce30" office:value-type="float" office:value="100" calcext:value-type="float">
            <text:p><text:s/>100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278" calcext:value-type="float">
            <text:p><text:s/>82,278 </text:p>
          </table:table-cell>
          <table:table-cell table:style-name="ce30" office:value-type="float" office:value="312" calcext:value-type="float">
            <text:p><text:s/>312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713" calcext:value-type="float">
            <text:p><text:s/>74,7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6" calcext:value-type="float">
            <text:p><text:s/>136 </text:p>
          </table:table-cell>
          <table:table-cell table:style-name="ce30" office:value-type="float" office:value="684" calcext:value-type="float">
            <text:p><text:s/>68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1" calcext:value-type="float">
            <text:p><text:s/>81 </text:p>
          </table:table-cell>
          <table:table-cell table:style-name="ce30" office:value-type="float" office:value="414" calcext:value-type="float">
            <text:p><text:s/>414 </text:p>
          </table:table-cell>
          <table:table-cell table:style-name="ce30" office:value-type="float" office:value="319" calcext:value-type="float">
            <text:p><text:s/>319 </text:p>
          </table:table-cell>
          <table:table-cell table:style-name="ce30" office:value-type="float" office:value="95" calcext:value-type="float">
            <text:p><text:s/>95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1810" calcext:value-type="float">
            <text:p><text:s/>51,810 </text:p>
          </table:table-cell>
          <table:table-cell table:style-name="ce30" office:value-type="float" office:value="80" calcext:value-type="float">
            <text:p><text:s/>80 </text:p>
          </table:table-cell>
          <table:table-cell table:style-name="ce30" office:value-type="float" office:value="7931" calcext:value-type="float">
            <text:p><text:s/>7,93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42589" calcext:value-type="float">
            <text:p><text:s/>42,58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976" calcext:value-type="float">
            <text:p><text:s/>97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341" calcext:value-type="float">
            <text:p><text:s/>341 </text:p>
          </table:table-cell>
          <table:table-cell table:style-name="ce30" office:value-type="float" office:value="314" calcext:value-type="float">
            <text:p><text:s/>314 </text:p>
          </table:table-cell>
          <table:table-cell table:style-name="ce30" office:value-type="float" office:value="27" calcext:value-type="float">
            <text:p><text:s/>2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278" calcext:value-type="float">
            <text:p><text:s/>21,278 </text:p>
          </table:table-cell>
          <table:table-cell table:style-name="ce30" office:value-type="float" office:value="103" calcext:value-type="float">
            <text:p><text:s/>103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221" calcext:value-type="float">
            <text:p><text:s/>17,2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00" calcext:value-type="float">
            <text:p><text:s/>20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1" calcext:value-type="float">
            <text:p><text:s/>101 </text:p>
          </table:table-cell>
          <table:table-cell table:number-columns-repeated="2" table:style-name="ce30" office:value-type="float" office:value="248" calcext:value-type="float">
            <text:p><text:s/>24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5599" calcext:value-type="float">
            <text:p><text:s/>115,599 </text:p>
          </table:table-cell>
          <table:table-cell table:style-name="ce30" office:value-type="float" office:value="797" calcext:value-type="float">
            <text:p><text:s/>797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824" calcext:value-type="float">
            <text:p><text:s/>113,8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6" calcext:value-type="float">
            <text:p><text:s/>86 </text:p>
          </table:table-cell>
          <table:table-cell table:style-name="ce30" office:value-type="float" office:value="1024" calcext:value-type="float">
            <text:p><text:s/>1,0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7" calcext:value-type="float">
            <text:p><text:s/>177 </text:p>
          </table:table-cell>
          <table:table-cell table:style-name="ce30" office:value-type="float" office:value="1116" calcext:value-type="float">
            <text:p><text:s/>1,116 </text:p>
          </table:table-cell>
          <table:table-cell table:style-name="ce30" office:value-type="float" office:value="582" calcext:value-type="float">
            <text:p><text:s/>582 </text:p>
          </table:table-cell>
          <table:table-cell table:style-name="ce30" office:value-type="float" office:value="534" calcext:value-type="float">
            <text:p><text:s/>53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8952" calcext:value-type="float">
            <text:p><text:s/>118,952 </text:p>
          </table:table-cell>
          <table:table-cell table:style-name="ce30" office:value-type="float" office:value="221" calcext:value-type="float">
            <text:p><text:s/>221 </text:p>
          </table:table-cell>
          <table:table-cell table:style-name="ce30" office:value-type="float" office:value="9912" calcext:value-type="float">
            <text:p><text:s/>9,9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5" calcext:value-type="float">
            <text:p><text:s/>25 </text:p>
          </table:table-cell>
          <table:table-cell table:style-name="ce30" office:value-type="float" office:value="105988" calcext:value-type="float">
            <text:p><text:s/>105,9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30" office:value-type="float" office:value="2358" calcext:value-type="float">
            <text:p><text:s/>2,358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59" calcext:value-type="float">
            <text:p><text:s/>59 </text:p>
          </table:table-cell>
          <table:table-cell table:style-name="ce30" office:value-type="float" office:value="800" calcext:value-type="float">
            <text:p><text:s/>800 </text:p>
          </table:table-cell>
          <table:table-cell table:style-name="ce30" office:value-type="float" office:value="694" calcext:value-type="float">
            <text:p><text:s/>694 </text:p>
          </table:table-cell>
          <table:table-cell table:style-name="ce30" office:value-type="float" office:value="106" calcext:value-type="float">
            <text:p><text:s/>106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60" calcext:value-type="float">
            <text:p><text:s/>2,760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9982" calcext:value-type="float">
            <text:p><text:s/>39,982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65" calcext:value-type="float">
            <text:p><text:s/>37,0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792" calcext:value-type="float">
            <text:p><text:s/>1,7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391" calcext:value-type="float">
            <text:p><text:s/>391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229" calcext:value-type="float">
            <text:p><text:s/>5,229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6" calcext:value-type="float">
            <text:p><text:s/>3,9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5" calcext:value-type="float">
            <text:p><text:s/>1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853" calcext:value-type="float">
            <text:p><text:s/>1,853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97" calcext:value-type="float">
            <text:p><text:s/>1,79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306" calcext:value-type="float">
            <text:p><text:s/>5,306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56" calcext:value-type="float">
            <text:p><text:s/>4,9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9" calcext:value-type="float">
            <text:p><text:s/>79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93" calcext:value-type="float">
            <text:p><text:s/>1,89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9" calcext:value-type="float">
            <text:p><text:s/>1,77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65" calcext:value-type="float">
            <text:p><text:s/>2,265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19" calcext:value-type="float">
            <text:p><text:s/>1,9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645" calcext:value-type="float">
            <text:p><text:s/>2,6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8" calcext:value-type="float">
            <text:p><text:s/>1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53" calcext:value-type="float">
            <text:p><text:s/>13,053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9" calcext:value-type="float">
            <text:p><text:s/>12,1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73" calcext:value-type="float">
            <text:p><text:s/>67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69" calcext:value-type="float">
            <text:p><text:s/>2,669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1" calcext:value-type="float">
            <text:p><text:s/>61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453" calcext:value-type="float">
            <text:p><text:s/>17,453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71" calcext:value-type="float">
            <text:p><text:s/>16,47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101" calcext:value-type="float">
            <text:p><text:s/>7,101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95" calcext:value-type="float">
            <text:p><text:s/>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6810" calcext:value-type="float">
            <text:p><text:s/>6,8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50" calcext:value-type="float">
            <text:p><text:s/>1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009" calcext:value-type="float">
            <text:p><text:s/>16,009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738" calcext:value-type="float">
            <text:p><text:s/>2,7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4" calcext:value-type="float">
            <text:p><text:s/>3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7" calcext:value-type="float">
            <text:p><text:s/>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209" calcext:value-type="float">
            <text:p><text:s/>2,20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9" calcext:value-type="float">
            <text:p><text:s/>5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06-05T15:47:07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